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Profesor/a: Luciano Gnocchi</text:p>
      <text:p text:style-name="P4">Materia: Proyecto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8</meta:editing-cycles>
    <meta:creation-date>2016-04-14T13:11:00</meta:creation-date>
    <dc:date>2016-05-19T21:24:14.61</dc:date>
    <meta:editing-duration>PT20M43S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16" meta:character-count="8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